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80000030BF25CF14FDEDEC9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20.001cm" svg:height="10.195cm" draw:z-index="0"><draw:image xlink:href="Pictures/10000001000005F80000030BF25CF14FDEDEC9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2:23:32.108742371</meta:creation-date>
    <dc:date>2022-10-10T12:24:16.102372087</dc:date>
    <meta:editing-duration>PT4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